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cm" style:rel-width="90%" fo:margin-left="1.05cm" fo:margin-top="0cm" fo:margin-bottom="0cm" table:align="left"/>
    </style:style>
    <style:style style:name="Table1.A" style:family="table-column">
      <style:table-column-properties style:column-width="1.931cm" style:rel-column-width="1095*"/>
    </style:style>
    <style:style style:name="Table1.B" style:family="table-column">
      <style:table-column-properties style:column-width="7.14cm" style:rel-column-width="4048*"/>
    </style:style>
    <style:style style:name="Table1.C" style:family="table-column">
      <style:table-column-properties style:column-width="0.042cm" style:rel-column-width="24*"/>
    </style:style>
    <style:style style:name="Table1.D" style:family="table-column">
      <style:table-column-properties style:column-width="1.281cm" style:rel-column-width="726*"/>
    </style:style>
    <style:style style:name="Table1.F" style:family="table-column">
      <style:table-column-properties style:column-width="1.658cm" style:rel-column-width="940*"/>
    </style:style>
    <style:style style:name="Table1.L" style:family="table-column">
      <style:table-column-properties style:column-width="1.849cm" style:rel-column-width="1048*"/>
    </style:style>
    <style:style style:name="Table1.M" style:family="table-column">
      <style:table-column-properties style:column-width="1.891cm" style:rel-column-width="1072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.101cm" fo:border="none"/>
    </style:style>
    <style:style style:name="Table1.3" style:family="table-row">
      <style:table-row-properties style:min-row-height="1cm" fo:keep-together="always"/>
    </style:style>
    <style:style style:name="Table1.6" style:family="table-row">
      <style:table-row-properties style:min-row-height="0.499cm" fo:keep-together="always"/>
    </style:style>
    <style:style style:name="Table1.A6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paragraph-properties fo:line-height="100%"/>
      <style:text-properties style:text-position="0% 100%" style:font-name="Times New Roman" fo:font-size="2pt" style:font-size-asian="1.75pt" style:font-size-complex="2pt"/>
    </style:style>
    <style:style style:name="P3" style:family="paragraph" style:parent-style-name="Standard">
      <style:text-properties officeooo:paragraph-rsid="0049b970"/>
    </style:style>
    <style:style style:name="P4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8bd1c4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12f907f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12f907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pt" fo:font-weight="bold" officeooo:paragraph-rsid="005f4c1c" style:font-size-asian="8pt" style:font-weight-asian="bold" style:font-name-complex="Myriad Pro" style:font-size-complex="8pt" style:font-weight-complex="bold" style:text-scale="101%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2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49b970" style:font-size-asian="8pt" style:font-name-complex="Lucida Sans" style:font-size-complex="8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2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49b970" style:font-size-asian="8pt" style:font-name-complex="Lucida Sans" style:font-size-complex="8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2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2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officeooo:paragraph-rsid="0049b970" style:font-size-asian="8pt" style:font-name-complex="Lucida Sans" style:font-size-complex="8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07cm" fo:font-style="normal" style:text-underline-style="none" fo:font-weight="normal" officeooo:rsid="00123b43" officeooo:paragraph-rsid="00102ab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07cm" fo:font-style="normal" style:text-underline-style="none" fo:font-weight="normal" officeooo:rsid="00123b43" officeooo:paragraph-rsid="0152b10f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weight="bold" officeooo:paragraph-rsid="01111df6" style:font-size-asian="1.75pt" style:font-weight-asian="bold" style:font-name-complex="Lucida Sans" style:font-size-complex="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07b4606" style:font-size-asian="8pt" style:font-name-complex="Lucida Sans" style:font-size-complex="8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200%" fo:text-align="start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0102ab9" style:font-size-asian="8pt" style:font-size-complex="8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06359be" style:font-size-asian="8pt" style:font-size-complex="8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152b10f" style:font-size-asian="8pt" style:font-size-complex="8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0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8pt" officeooo:paragraph-rsid="01111df6" style:font-size-asian="8pt" style:font-size-complex="8pt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8pt" style:font-size-asian="8pt" style:font-size-complex="8pt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8pt" officeooo:paragraph-rsid="00558a64" style:font-size-asian="8pt" style:font-size-complex="8pt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1111df6" style:font-size-asian="8pt" style:font-size-complex="8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3a4e71" style:font-size-asian="8pt" style:font-size-complex="8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officeooo:paragraph-rsid="0049b970" style:font-size-asian="8pt" style:font-size-complex="8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rsid="00f64dc1" officeooo:paragraph-rsid="00f64dc1" style:font-size-asian="8pt" style:font-size-complex="8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49b970" style:font-size-asian="8pt" style:font-name-complex="Lucida Sans" style:font-size-complex="8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83e264" style:font-size-asian="8pt" style:font-name-complex="Lucida Sans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letter-spacing="-0.007cm" officeooo:paragraph-rsid="00856943" style:font-size-asian="8pt" style:font-name-complex="Lucida Sans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0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8pt" fo:letter-spacing="-0.016cm" fo:font-weight="normal" officeooo:paragraph-rsid="00569c10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6pt" fo:letter-spacing="-0.007cm" fo:font-weight="normal" officeooo:rsid="00569c10" officeooo:paragraph-rsid="00569c10" style:font-size-asian="6pt" style:font-weight-asian="normal" style:font-name-complex="Lucida Sans" style:font-size-complex="6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6pt" fo:letter-spacing="-0.016cm" fo:font-weight="normal" officeooo:rsid="00569c10" officeooo:paragraph-rsid="00569c10" style:font-size-asian="6pt" style:font-weight-asian="normal" style:font-name-complex="Lucida Sans" style:font-size-complex="6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8pt" style:font-size-asian="8pt" style:font-size-complex="8pt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orphans="0" fo:widows="0" fo:text-indent="0cm" style:auto-text-indent="false" fo:background-color="transparent"/>
      <style:text-properties fo:font-size="8pt" officeooo:paragraph-rsid="0049b970" style:font-size-asian="8pt" style:font-size-complex="8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fo:font-weight="bold" officeooo:rsid="001d70c8" officeooo:paragraph-rsid="001d70c8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bold" officeooo:rsid="001d70c8" officeooo:paragraph-rsid="001d70c8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font-weight="bold" officeooo:rsid="00110b13" officeooo:paragraph-rsid="00540950" style:font-size-asian="8pt" style:font-weight-asian="bold" style:font-name-complex="Lucida Sans" style:font-size-complex="8pt" style:font-weight-complex="bold"/>
    </style:style>
    <style:style style:name="P52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0c938e" style:font-size-asian="8pt" style:font-name-complex="Lucida Sans" style:font-size-complex="8pt"/>
    </style:style>
    <style:style style:name="P53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54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P55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style:font-name="Lucida Sans" fo:font-size="8pt" officeooo:paragraph-rsid="003a4e71" style:font-size-asian="8pt" style:font-size-complex="8pt"/>
    </style:style>
    <style:style style:name="P56" style:family="paragraph" style:parent-style-name="Table_20_Contents">
      <style:paragraph-properties fo:margin-top="0cm" fo:margin-bottom="0cm" style:contextual-spacing="false" fo:line-height="100%"/>
      <style:text-properties style:font-name="Lucida Sans" fo:font-size="8pt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0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61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P62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1c3d3e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6pt" fo:letter-spacing="-0.007cm" fo:font-weight="normal" officeooo:rsid="00569c10" officeooo:paragraph-rsid="00569c10" style:font-size-asian="6pt" style:font-weight-asian="normal" style:font-name-complex="Lucida Sans" style:font-size-complex="6pt" style:font-weight-complex="normal"/>
    </style:style>
    <style:style style:name="P64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6pt" fo:letter-spacing="-0.016cm" fo:font-weight="normal" officeooo:rsid="00569c10" style:font-size-asian="6pt" style:font-weight-asian="normal" style:font-name-complex="Lucida Sans" style:font-size-complex="6pt" style:font-weight-complex="normal"/>
    </style:style>
    <style:style style:name="P65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font-size="8pt" officeooo:paragraph-rsid="01672349" style:font-size-asian="8pt" style:font-size-complex="8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officeooo:paragraph-rsid="0158402f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2568f2"/>
    </style:style>
    <style:style style:name="T2" style:family="text">
      <style:text-properties fo:font-size="20pt" officeooo:rsid="003a44d5" style:font-size-asian="20pt" style:font-size-complex="20pt"/>
    </style:style>
    <style:style style:name="T3" style:family="text">
      <style:text-properties fo:font-size="16pt" officeooo:rsid="00aaeae6" style:font-size-asian="16pt" style:font-size-complex="16pt"/>
    </style:style>
    <style:style style:name="T4" style:family="text">
      <style:text-properties fo:letter-spacing="-0.007cm" fo:font-style="italic" style:font-style-asian="italic" style:font-style-complex="italic"/>
    </style:style>
    <style:style style:name="T5" style:family="text">
      <style:text-properties fo:letter-spacing="-0.007cm" fo:font-style="normal" officeooo:rsid="000f4c70" style:font-style-asian="normal" style:font-style-complex="normal"/>
    </style:style>
    <style:style style:name="T6" style:family="text">
      <style:text-properties fo:letter-spacing="-0.007cm" fo:font-style="normal" officeooo:rsid="001c3d3e" style:font-style-asian="normal" style:font-style-complex="normal"/>
    </style:style>
    <style:style style:name="T7" style:family="text">
      <style:text-properties fo:letter-spacing="-0.007cm" fo:font-style="normal" fo:font-weight="normal" officeooo:rsid="00161b0b" style:font-style-asian="normal" style:font-weight-asian="normal" style:font-style-complex="normal" style:font-weight-complex="normal"/>
    </style:style>
    <style:style style:name="T8" style:family="text">
      <style:text-properties fo:color="#221f1f" loext:opacity="100%"/>
    </style:style>
    <style:style style:name="T9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T10" style:family="text">
      <style:text-properties fo:color="#221f1f" loext:opacity="100%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T12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T13" style:family="text">
      <style:text-properties fo:color="#221f1f" loext:opacity="100%" fo:letter-spacing="-0.007cm" fo:font-weight="normal" officeooo:rsid="00123b43" style:font-weight-asian="normal" style:font-weight-complex="normal"/>
    </style:style>
    <style:style style:name="T14" style:family="text">
      <style:text-properties fo:color="#221f1f" loext:opacity="100%" style:font-name-complex="Lucida Sans"/>
    </style:style>
    <style:style style:name="T15" style:family="text">
      <style:text-properties fo:color="#221f1f" loext:opacity="100%" style:font-name="Lucida Sans" fo:letter-spacing="-0.007cm" fo:font-style="normal" officeooo:rsid="00123b43" style:font-style-asian="normal" style:font-name-complex="Lucida Sans" style:font-style-complex="normal"/>
    </style:style>
    <style:style style:name="T16" style:family="text">
      <style:text-properties fo:color="#221f1f" loext:opacity="100%" style:font-name="Lucida Sans" fo:letter-spacing="-0.007cm" fo:font-style="normal" officeooo:rsid="00161b0b" style:font-style-asian="normal" style:font-name-complex="Lucida Sans" style:font-style-complex="normal"/>
    </style:style>
    <style:style style:name="T17" style:family="text">
      <style:text-properties fo:color="#221f1f" loext:opacity="100%" style:font-name="Lucida Sans" fo:letter-spacing="-0.007cm" fo:font-style="normal" fo:font-weight="normal" officeooo:rsid="00170d31" style:font-style-asian="normal" style:font-weight-asian="normal" style:font-name-complex="Lucida Sans" style:font-style-complex="normal" style:font-weight-complex="normal"/>
    </style:style>
    <style:style style:name="T18" style:family="text">
      <style:text-properties fo:color="#221f1f" loext:opacity="100%" style:font-name="Lucida Sans" fo:letter-spacing="-0.007cm" style:font-name-complex="Lucida Sans"/>
    </style:style>
    <style:style style:name="T19" style:family="text">
      <style:text-properties fo:color="#221f1f" loext:opacity="100%" style:font-name="Lucida Sans" style:font-name-complex="Lucida Sans"/>
    </style:style>
    <style:style style:name="T20" style:family="text">
      <style:text-properties fo:color="#221f1f" loext:opacity="100%" style:font-name="Lucida Sans" fo:letter-spacing="-0.012cm" style:font-name-complex="Lucida Sans"/>
    </style:style>
    <style:style style:name="T21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T22" style:family="text">
      <style:text-properties fo:color="#221f1f" loext:opacity="100%" style:font-name="Lucida Sans" fo:letter-spacing="-0.012cm" fo:font-style="normal" fo:font-weight="bold" officeooo:rsid="0054a7d8" style:font-style-asian="normal" style:font-weight-asian="bold" style:font-name-complex="Lucida Sans" style:font-style-complex="normal" style:font-weight-complex="bold"/>
    </style:style>
    <style:style style:name="T23" style:family="text">
      <style:text-properties fo:color="#221f1f" loext:opacity="100%" style:font-name="Lucida Sans" fo:letter-spacing="-0.012cm" fo:font-style="normal" fo:font-weight="normal" officeooo:rsid="0054a7d8" style:font-style-asian="normal" style:font-weight-asian="normal" style:font-name-complex="Lucida Sans" style:font-style-complex="normal" style:font-weight-complex="normal"/>
    </style:style>
    <style:style style:name="T24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25" style:family="text">
      <style:text-properties fo:color="#221f1f" loext:opacity="100%" style:font-name="Lucida Sans" fo:font-weight="normal" style:font-weight-asian="normal" style:font-name-complex="Lucida Sans" style:font-weight-complex="normal"/>
    </style:style>
    <style:style style:name="T26" style:family="text">
      <style:text-properties fo:color="#221f1f" loext:opacity="100%" style:font-name="Lucida Sans" fo:letter-spacing="-0.014cm" fo:font-weight="bold" style:font-weight-asian="bold" style:font-name-complex="Lucida Sans" style:font-weight-complex="bold"/>
    </style:style>
    <style:style style:name="T27" style:family="text">
      <style:text-properties fo:color="#221f1f" loext:opacity="100%" fo:font-weight="normal" style:font-weight-asian="normal" style:font-weight-complex="normal"/>
    </style:style>
    <style:style style:name="T28" style:family="text">
      <style:text-properties fo:color="#221f1f" loext:opacity="100%" style:text-position="0% 100%" style:font-name="Lucida Sans" fo:letter-spacing="-0.007cm" fo:font-style="normal" officeooo:rsid="0015e59f" style:font-style-asian="normal" style:font-name-complex="Lucida Sans" style:font-style-complex="normal"/>
    </style:style>
    <style:style style:name="T29" style:family="text">
      <style:text-properties fo:color="#221f1f" loext:opacity="100%" style:text-position="0% 100%" style:font-name="Lucida Sans" style:font-name-complex="Lucida Sans"/>
    </style:style>
    <style:style style:name="T30" style:family="text">
      <style:text-properties fo:color="#221f1f" loext:opacity="100%" style:text-position="0% 100%" style:font-name="Lucida Sans" fo:letter-spacing="-0.012cm" fo:font-weight="bold" style:font-weight-asian="bold" style:font-name-complex="Lucida Sans" style:font-weight-complex="bold"/>
    </style:style>
    <style:style style:name="T31" style:family="text">
      <style:text-properties fo:color="#221f1f" loext:opacity="100%" style:text-position="0% 100%" style:font-name="Lucida Sans" fo:letter-spacing="-0.012cm" style:font-name-complex="Lucida Sans"/>
    </style:style>
    <style:style style:name="T32" style:family="text">
      <style:text-properties fo:color="#221f1f" loext:opacity="100%" style:text-position="0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loext:opacity="100%" style:text-position="-5% 100%" style:font-name="Lucida Sans" fo:letter-spacing="-0.007cm" fo:font-weight="bold" style:font-weight-asian="bold" style:font-name-complex="Lucida Sans" style:font-weight-complex="bold"/>
    </style:style>
    <style:style style:name="T34" style:family="text">
      <style:text-properties fo:color="#221f1f" loext:opacity="100%" style:text-position="-5% 100%" style:font-name="Lucida Sans" fo:letter-spacing="-0.007cm" fo:font-weight="bold" officeooo:rsid="00e3f195" style:font-weight-asian="bold" style:font-name-complex="Lucida Sans" style:font-weight-complex="bold"/>
    </style:style>
    <style:style style:name="T35" style:family="text">
      <style:text-properties fo:color="#221f1f" loext:opacity="100%" style:text-position="-5% 100%" style:font-name="Lucida Sans" fo:letter-spacing="-0.007cm" fo:font-weight="bold" officeooo:rsid="00d673da" style:font-weight-asian="bold" style:font-name-complex="Lucida Sans" style:font-weight-complex="bold"/>
    </style:style>
    <style:style style:name="T36" style:family="text">
      <style:text-properties fo:color="#221f1f" loext:opacity="100%" style:text-position="-5% 100%" style:font-name="Lucida Sans" fo:letter-spacing="-0.007cm" fo:font-weight="bold" officeooo:rsid="015dc45e" style:font-weight-asian="bold" style:font-name-complex="Lucida Sans" style:font-weight-complex="bold"/>
    </style:style>
    <style:style style:name="T37" style:family="text">
      <style:text-properties fo:color="#221f1f" loext:opacity="100%" style:text-position="-5% 100%" style:font-name="Lucida Sans" fo:letter-spacing="-0.007cm" fo:font-style="normal" fo:font-weight="normal" officeooo:rsid="00170d31" style:font-style-asian="normal" style:font-weight-asian="normal" style:font-name-complex="Lucida Sans" style:font-style-complex="normal" style:font-weight-complex="normal"/>
    </style:style>
    <style:style style:name="T38" style:family="text">
      <style:text-properties fo:color="#221f1f" loext:opacity="100%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T39" style:family="text">
      <style:text-properties fo:color="#221f1f" loext:opacity="100%" style:text-position="-5% 100%" style:font-name="Lucida Sans" fo:letter-spacing="-0.007cm" style:font-name-complex="Lucida Sans"/>
    </style:style>
    <style:style style:name="T40" style:family="text">
      <style:text-properties fo:color="#221f1f" loext:opacity="100%" style:text-position="-5% 100%" style:font-name="Lucida Sans" fo:letter-spacing="-0.007cm" officeooo:rsid="00f395bf" style:font-name-complex="Lucida Sans"/>
    </style:style>
    <style:style style:name="T41" style:family="text">
      <style:text-properties fo:color="#221f1f" loext:opacity="100%" style:text-position="-5% 100%" style:font-name="Lucida Sans" fo:letter-spacing="-0.007cm" officeooo:rsid="00c6284a" style:font-name-complex="Lucida Sans"/>
    </style:style>
    <style:style style:name="T42" style:family="text">
      <style:text-properties fo:color="#221f1f" loext:opacity="100%" style:text-position="-5% 100%" style:font-name="Lucida Sans" fo:letter-spacing="-0.007cm" officeooo:rsid="00c6ecc9" style:font-name-complex="Lucida Sans"/>
    </style:style>
    <style:style style:name="T43" style:family="text">
      <style:text-properties fo:color="#221f1f" loext:opacity="100%" style:text-position="-5% 100%" style:font-name="Lucida Sans" fo:letter-spacing="-0.007cm" officeooo:rsid="00d673da" style:font-name-complex="Lucida Sans"/>
    </style:style>
    <style:style style:name="T44" style:family="text">
      <style:text-properties fo:color="#221f1f" loext:opacity="100%" style:text-position="-5% 100%" style:font-name="Lucida Sans" fo:letter-spacing="-0.007cm" officeooo:rsid="00f4764e" style:font-name-complex="Lucida Sans"/>
    </style:style>
    <style:style style:name="T45" style:family="text">
      <style:text-properties fo:color="#221f1f" loext:opacity="100%" style:text-position="-5% 100%" style:font-name="Lucida Sans" fo:letter-spacing="-0.007cm" officeooo:rsid="00f335f1" style:font-name-complex="Lucida Sans"/>
    </style:style>
    <style:style style:name="T46" style:family="text">
      <style:text-properties fo:color="#221f1f" loext:opacity="100%" style:text-position="-5% 100%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47" style:family="text">
      <style:text-properties fo:color="#221f1f" loext:opacity="100%" style:text-position="-5% 100%" style:font-name="Lucida Sans" fo:letter-spacing="-0.018cm" fo:font-style="normal" fo:font-weight="bold" style:font-style-asian="normal" style:font-weight-asian="bold" style:font-name-complex="Lucida Sans" style:font-style-complex="normal" style:font-weight-complex="bold"/>
    </style:style>
    <style:style style:name="T48" style:family="text">
      <style:text-properties fo:color="#221f1f" loext:opacity="100%" style:text-position="-5% 100%" style:font-name="Lucida Sans" fo:letter-spacing="-0.028cm" fo:font-style="normal" fo:font-weight="normal" style:font-style-asian="normal" style:font-weight-asian="normal" style:font-name-complex="Lucida Sans" style:font-style-complex="normal" style:font-weight-complex="normal"/>
    </style:style>
    <style:style style:name="T49" style:family="text">
      <style:text-properties fo:color="#221f1f" loext:opacity="100%" style:text-position="-5% 100%" style:font-name="Lucida Sans" fo:letter-spacing="-0.028cm" fo:font-style="normal" fo:font-weight="bold" style:font-style-asian="normal" style:font-weight-asian="bold" style:font-name-complex="Lucida Sans" style:font-style-complex="normal" style:font-weight-complex="bold"/>
    </style:style>
    <style:style style:name="T50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51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52" style:family="text">
      <style:text-properties style:text-position="-5% 100%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fo:color="#000000" loext:opacity="100%" fo:letter-spacing="0.004cm" fo:font-style="normal" style:font-style-asian="normal" style:font-style-complex="normal"/>
    </style:style>
    <style:style style:name="T56" style:family="text">
      <style:text-properties fo:color="#000000" loext:opacity="100%" fo:letter-spacing="-0.007cm" fo:font-style="normal" style:font-style-asian="normal" style:font-style-complex="normal"/>
    </style:style>
    <style:style style:name="T57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58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59" style:family="text">
      <style:text-properties fo:color="#000000" loext:opacity="100%" style:text-position="-5% 100%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60" style:family="text">
      <style:text-properties fo:color="#000000" loext:opacity="100%" style:text-position="-5% 100%" style:font-name="Lucida Sans" fo:letter-spacing="0.004cm" fo:font-style="normal" fo:font-weight="normal" officeooo:rsid="00f8b5e8" style:font-style-asian="normal" style:font-weight-asian="normal" style:font-name-complex="Lucida Sans" style:font-style-complex="normal" style:font-weight-complex="normal"/>
    </style:style>
    <style:style style:name="T61" style:family="text">
      <style:text-properties fo:color="#000000" loext:opacity="100%" style:text-position="-5% 100%" style:font-name="Lucida Sans" fo:letter-spacing="0.004cm" fo:font-style="normal" fo:font-weight="bold" style:font-style-asian="normal" style:font-weight-asian="bold" style:font-name-complex="Lucida Sans" style:font-style-complex="normal" style:font-weight-complex="bold"/>
    </style:style>
    <style:style style:name="T62" style:family="text">
      <style:text-properties fo:color="#000000" loext:opacity="100%" style:text-position="-5% 100%" style:font-name="Lucida Sans" fo:letter-spacing="0.004cm" fo:font-style="normal" fo:font-weight="bold" officeooo:rsid="00f8b5e8" style:font-style-asian="normal" style:font-weight-asian="bold" style:font-name-complex="Lucida Sans" style:font-style-complex="normal" style:font-weight-complex="bold"/>
    </style:style>
    <style:style style:name="T63" style:family="text">
      <style:text-properties fo:letter-spacing="-0.012cm"/>
    </style:style>
    <style:style style:name="T64" style:family="text">
      <style:text-properties fo:letter-spacing="-0.012cm" fo:font-weight="normal" style:font-weight-asian="normal" style:font-weight-complex="normal"/>
    </style:style>
    <style:style style:name="T65" style:family="text">
      <style:text-properties fo:letter-spacing="-0.012cm" fo:font-weight="bold" style:font-weight-asian="bold" style:font-weight-complex="bold"/>
    </style:style>
    <style:style style:name="T6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2cm" fo:font-style="normal" officeooo:rsid="0044122e" style:font-style-asian="normal" style:font-style-complex="normal"/>
    </style:style>
    <style:style style:name="T68" style:family="text">
      <style:text-properties fo:letter-spacing="-0.012cm" fo:font-style="normal" officeooo:rsid="003a4e71" style:font-style-asian="normal" style:font-style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71" style:family="text">
      <style:text-properties fo:letter-spacing="-0.014cm" fo:font-weight="bold" style:font-weight-asian="bold" style:font-weight-complex="bold"/>
    </style:style>
    <style:style style:name="T72" style:family="text">
      <style:text-properties fo:letter-spacing="-0.004cm" fo:font-weight="bold" style:font-weight-asian="bold" style:font-weight-complex="bold"/>
    </style:style>
    <style:style style:name="T73" style:family="text">
      <style:text-properties fo:letter-spacing="-0.009cm"/>
    </style:style>
    <style:style style:name="T74" style:family="text">
      <style:text-properties fo:letter-spacing="-0.016cm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C"/>
        <table:table-column table:style-name="Table1.L"/>
        <table:table-column table:style-name="Table1.M"/>
        <table:table-row table:style-name="Table1.1">
          <table:table-cell table:style-name="Table1.A1" table:number-columns-spanned="2" office:value-type="string">
            <text:p text:style-name="P12"><text:text-input text:description="&lt;for each=&quot;line in o.order_line&quot;&gt;">For each line</text:text-input></text:p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1" table:number-columns-spanned="2" office:value-type="string">
            <text:p text:style-name="P13"><text:text-input text:description="&lt;if test=&quot;print_product_images&quot;&gt;">if print product images </text:text-input></text:p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office:value-type="string">
            <text:p text:style-name="P48"/>
          </table:table-cell>
        </table:table-row>
        <table:table-row table:style-name="Table1.3">
          <table:table-cell table:style-name="Table1.A1" office:value-type="string">
            <text:p text:style-name="P15"><draw:frame draw:style-name="fr1" draw:name="image: asimage(line.product_id.image_small,size_x=50,size_y=40)" text:anchor-type="paragraph" svg:y="0cm" draw:z-index="1"><draw:text-box fo:min-height="0.658cm" fo:min-width="1.152cm"><text:p text:style-name="Frame_20_contents">Imagen</text:p></draw:text-box></draw:frame></text:p>
          </table:table-cell>
          <table:table-cell table:style-name="Table1.A1" table:number-columns-spanned="2" office:value-type="string">
            <text:p text:style-name="P15"><text:text-input text:description="&lt;line.name&gt;">[9788426574091]123</text:text-input></text:p>
          </table:table-cell>
          <table:covered-table-cell/>
          <table:table-cell table:style-name="Table1.A1" table:number-columns-spanned="2" office:value-type="string">
            <text:p text:style-name="P35"><text:text-input text:description="&lt;o.vat_discriminated and line.vat_tax_id.description or &quot;&quot;&gt;">10,5%</text:text-input></text:p>
          </table:table-cell>
          <table:covered-table-cell/>
          <table:table-cell table:style-name="Table1.A1" table:number-columns-spanned="2" office:value-type="string">
            <text:p text:style-name="P36"><text:text-input text:description="&lt;formatLang(line.report_price_unit, dp='Report Product Price')&gt;">9.999,50</text:text-input></text:p>
          </table:table-cell>
          <table:covered-table-cell/>
          <table:table-cell table:style-name="Table1.A1" table:number-columns-spanned="2" office:value-type="string">
            <text:p text:style-name="P39"><text:text-input text:description="&lt;formatLang(line.discount)&gt;">10,5%</text:text-input></text:p>
          </table:table-cell>
          <table:covered-table-cell/>
          <table:table-cell table:style-name="Table1.A1" table:number-columns-spanned="2" office:value-type="string">
            <text:p text:style-name="P35"><text:text-input text:description="&lt;formatLang(line.report_price_net, dp='Report Product Price')&gt;">9.999,50</text:text-input></text:p>
          </table:table-cell>
          <table:covered-table-cell/>
          <table:table-cell table:style-name="Table1.A1" office:value-type="string">
            <text:p text:style-name="P33"><text:span text:style-name="T18"><text:text-input text:description="&lt;formatLang(line.product_uom_qty)&gt;">25,45</text:text-input></text:span><text:span text:style-name="T18"><text:s/></text:span><text:span text:style-name="T18"><text:text-input text:description="&lt;line.product_uom.name&gt;">kgs.</text:text-input></text:span></text:p>
          </table:table-cell>
          <table:table-cell table:style-name="Table1.A1" office:value-type="string">
            <text:p text:style-name="P35"><text:text-input text:description="&lt;formatLang(line.report_price_subtotal, dp='Product Price')&gt;">99.999,50</text:text-input></text:p>
          </table:table-cell>
        </table:table-row>
        <table:table-row table:style-name="Table1.1">
          <table:table-cell table:style-name="Table1.A1" table:number-columns-spanned="3" office:value-type="string">
            <text:p text:style-name="P14"><text:text-input text:description="&lt;/if&gt;">/if</text:text-input></text:p>
          </table:table-cell>
          <table:covered-table-cell/>
          <table:covered-table-cell/>
          <table:table-cell table:style-name="Table1.A1" table:number-columns-spanned="2" office:value-type="string">
            <text:p text:style-name="P35"/>
          </table:table-cell>
          <table:covered-table-cell/>
          <table:table-cell table:style-name="Table1.A1" table:number-columns-spanned="2" office:value-type="string">
            <text:p text:style-name="P35"/>
          </table:table-cell>
          <table:covered-table-cell/>
          <table:table-cell table:style-name="Table1.A1" table:number-columns-spanned="2" office:value-type="string">
            <text:p text:style-name="P35"/>
          </table:table-cell>
          <table:covered-table-cell/>
          <table:table-cell table:style-name="Table1.A1" table:number-columns-spanned="2" office:value-type="string">
            <text:p text:style-name="P35"/>
          </table:table-cell>
          <table:covered-table-cell/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5"/>
          </table:table-cell>
        </table:table-row>
        <table:table-row table:style-name="Table1.1">
          <table:table-cell table:style-name="Table1.A1" table:number-columns-spanned="3" office:value-type="string">
            <text:p text:style-name="P13"><text:text-input text:description="&lt;if test=&quot;not print_product_images&quot;&gt;">if not print product images </text:text-input></text:p>
          </table:table-cell>
          <table:covered-table-cell/>
          <table:covered-table-cell/>
          <table:table-cell table:style-name="Table1.A1" table:number-columns-spanned="2" office:value-type="string">
            <text:p text:style-name="P35"/>
          </table:table-cell>
          <table:covered-table-cell/>
          <table:table-cell table:style-name="Table1.A1" table:number-columns-spanned="2" office:value-type="string">
            <text:p text:style-name="P35"/>
          </table:table-cell>
          <table:covered-table-cell/>
          <table:table-cell table:style-name="Table1.A1" table:number-columns-spanned="2" office:value-type="string">
            <text:p text:style-name="P35"/>
          </table:table-cell>
          <table:covered-table-cell/>
          <table:table-cell table:style-name="Table1.A1" table:number-columns-spanned="2" office:value-type="string">
            <text:p text:style-name="P35"/>
          </table:table-cell>
          <table:covered-table-cell/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5"/>
          </table:table-cell>
        </table:table-row>
        <table:table-row table:style-name="Table1.6">
          <table:table-cell table:style-name="Table1.A6" table:number-columns-spanned="3" office:value-type="string">
            <text:p text:style-name="P66"><text:span text:style-name="T39"><text:placeholder text:placeholder-type="text">&lt;line.name&gt;</text:placeholder></text:span></text:p>
            <text:p text:style-name="P66"><text:span text:style-name="T43"><text:placeholder text:placeholder-type="text">&lt;if test="line.customer_lead &gt;= 1"&gt;</text:placeholder></text:span><text:span text:style-name="T45">| </text:span><text:span text:style-name="T34">Entrega en </text:span><text:span text:style-name="T35"><text:placeholder text:placeholder-type="text">&lt;line.customer_lead&gt;</text:placeholder></text:span><text:span text:style-name="T35"><text:s/></text:span><text:span text:style-name="T34">dias</text:span><text:span text:style-name="T35"> </text:span><text:span text:style-name="T36">|</text:span><text:span text:style-name="T43"><text:placeholder text:placeholder-type="text">&lt;/if&gt;</text:placeholder></text:span></text:p>
          </table:table-cell>
          <table:covered-table-cell/>
          <table:covered-table-cell/>
          <table:table-cell table:style-name="Table1.A6" table:number-columns-spanned="2" office:value-type="string">
            <text:p text:style-name="P37"><text:text-input text:description="&lt;o.vat_discriminated and line.vat_tax_id.description or &quot;&quot;&gt;">10,5%</text:text-input></text:p>
          </table:table-cell>
          <table:covered-table-cell/>
          <table:table-cell table:style-name="Table1.A6" table:number-columns-spanned="2" office:value-type="string">
            <text:p text:style-name="P38"><text:text-input text:description="&lt;formatLang(line.report_price_unit, dp='Report Product Price')&gt;">9.999,50</text:text-input></text:p>
          </table:table-cell>
          <table:covered-table-cell/>
          <table:table-cell table:style-name="Table1.A6" table:number-columns-spanned="2" office:value-type="string">
            <text:p text:style-name="P39"><text:text-input text:description="&lt;formatLang(line.discount)&gt;">10,5%</text:text-input></text:p>
          </table:table-cell>
          <table:covered-table-cell/>
          <table:table-cell table:style-name="Table1.A6" table:number-columns-spanned="2" office:value-type="string">
            <text:p text:style-name="P37"><text:text-input text:description="&lt;formatLang(line.report_price_net, dp='Report Product Price')&gt;">9.999,50</text:text-input></text:p>
          </table:table-cell>
          <table:covered-table-cell/>
          <table:table-cell table:style-name="Table1.A6" office:value-type="string">
            <text:p text:style-name="P32"><text:span text:style-name="T18"><text:text-input text:description="&lt;formatLang(line.product_uom_qty)&gt;">25,45</text:text-input></text:span><text:span text:style-name="T18"><text:s/></text:span><text:span text:style-name="T18"><text:text-input text:description="&lt;line.product_uom.name&gt;">kgs.</text:text-input></text:span></text:p>
          </table:table-cell>
          <table:table-cell table:style-name="Table1.A6" office:value-type="string">
            <text:p text:style-name="P37"><text:text-input text:description="&lt;formatLang(line.report_price_subtotal)&gt;">99.999,50</text:text-input></text:p>
          </table:table-cell>
        </table:table-row>
        <table:table-row table:style-name="Table1.1">
          <table:table-cell table:style-name="Table1.A1" table:number-columns-spanned="3" office:value-type="string">
            <text:p text:style-name="P22"><text:text-input text:description="&lt;/if&gt;">/if</text:text-input></text:p>
          </table:table-cell>
          <table:covered-table-cell/>
          <table:covered-table-cell/>
          <table:table-cell table:style-name="Table1.A1" table:number-columns-spanned="2" office:value-type="string">
            <text:p text:style-name="P37"/>
          </table:table-cell>
          <table:covered-table-cell/>
          <table:table-cell table:style-name="Table1.A1" table:number-columns-spanned="2" office:value-type="string">
            <text:p text:style-name="P37"/>
          </table:table-cell>
          <table:covered-table-cell/>
          <table:table-cell table:style-name="Table1.A1" table:number-columns-spanned="2" office:value-type="string">
            <text:p text:style-name="P37"/>
          </table:table-cell>
          <table:covered-table-cell/>
          <table:table-cell table:style-name="Table1.A1" table:number-columns-spanned="2" office:value-type="string">
            <text:p text:style-name="P37"/>
          </table:table-cell>
          <table:covered-table-cell/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7"/>
          </table:table-cell>
        </table:table-row>
        <table:table-row table:style-name="Table1.1">
          <table:table-cell table:style-name="Table1.A1" table:number-columns-spanned="3" office:value-type="string">
            <text:p text:style-name="P11"><text:text-input text:description="&lt;/for&gt;">End For</text:text-input></text:p>
          </table:table-cell>
          <table:covered-table-cell/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table:number-columns-spanned="2" office:value-type="string">
            <text:p text:style-name="P48"/>
          </table:table-cell>
          <table:covered-table-cell/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902cm" style:rel-width="90%" fo:margin-top="1cm" fo:margin-bottom="0cm" table:align="center"/>
    </style:style>
    <style:style style:name="Tabla5.A" style:family="table-column">
      <style:table-column-properties style:column-width="8.505cm" style:rel-column-width="4822*"/>
    </style:style>
    <style:style style:name="Tabla5.B" style:family="table-column">
      <style:table-column-properties style:column-width="1.891cm" style:rel-column-width="1072*"/>
    </style:style>
    <style:style style:name="Tabla5.1" style:family="table-row">
      <style:table-row-properties style:min-row-height="2cm"/>
    </style:style>
    <style:style style:name="Tabla5.A1" style:family="table-cell">
      <style:table-cell-properties style:vertical-align="" fo:padding="0cm" fo:border="none"/>
    </style:style>
    <style:style style:name="Tabla5.B1" style:family="table-cell">
      <style:table-cell-properties style:vertical-align="middle" fo:padding="0cm" fo:border="0.5pt solid #000000"/>
    </style:style>
    <style:style style:name="Tabla5.C1" style:family="table-cell">
      <style:table-cell-properties fo:padding="0cm" fo:border="none"/>
    </style:style>
    <style:style style:name="Tabla5.A2" style:family="table-cell">
      <style:table-cell-properties style:vertical-align="bottom" fo:padding="0cm" fo:border="none"/>
    </style:style>
    <style:style style:name="Tabla5.C2" style:family="table-cell">
      <style:table-cell-properties fo:padding="0cm" fo:border="none"/>
    </style:style>
    <style:style style:name="Tabla5.C3" style:family="table-cell">
      <style:table-cell-properties fo:padding="0cm" fo:border="none"/>
    </style:style>
    <style:style style:name="Tabla7" style:family="table">
      <style:table-properties style:width="18.902cm" style:rel-width="90%" fo:margin-top="0cm" fo:margin-bottom="0cm" table:align="center"/>
    </style:style>
    <style:style style:name="Tabla7.A" style:family="table-column">
      <style:table-column-properties style:column-width="9.453cm" style:rel-column-width="5359*"/>
    </style:style>
    <style:style style:name="Tabla7.B" style:family="table-column">
      <style:table-column-properties style:column-width="9.449cm" style:rel-column-width="5357*"/>
    </style:style>
    <style:style style:name="Tabla7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a7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a7.2" style:family="table-row">
      <style:table-row-properties style:min-row-height="0.002cm"/>
    </style:style>
    <style:style style:name="Tabla7.A2" style:family="table-cell">
      <style:table-cell-properties style:vertical-align="middle" fo:padding="0.101cm" fo:border-left="0.5pt solid #000000" fo:border-right="none" fo:border-top="none" fo:border-bottom="none"/>
    </style:style>
    <style:style style:name="Tabla1" style:family="table">
      <style:table-properties style:width="18.902cm" style:rel-width="90%" fo:margin-top="0.101cm" fo:margin-bottom="0cm" table:align="center"/>
    </style:style>
    <style:style style:name="Tabla1.A" style:family="table-column">
      <style:table-column-properties style:column-width="9.451cm" style:rel-column-width="5358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a1.B1" style:family="table-cell">
      <style:table-cell-properties style:vertical-align="middle" fo:padding="0.097cm" fo:border-left="none" fo:border-right="0.5pt solid #000000" fo:border-top="0.5pt solid #000000" fo:border-bottom="none"/>
    </style:style>
    <style:style style:name="Tabla2" style:family="table">
      <style:table-properties style:width="18.902cm" style:rel-width="90%" fo:margin-top="0.101cm" fo:margin-bottom="0cm" table:align="center"/>
    </style:style>
    <style:style style:name="Tabla2.A" style:family="table-column">
      <style:table-column-properties style:column-width="9.072cm" style:rel-column-width="5143*"/>
    </style:style>
    <style:style style:name="Tabla2.B" style:family="table-column">
      <style:table-column-properties style:column-width="1.323cm" style:rel-column-width="750*"/>
    </style:style>
    <style:style style:name="Tabla2.C" style:family="table-column">
      <style:table-column-properties style:column-width="1.7cm" style:rel-column-width="964*"/>
    </style:style>
    <style:style style:name="Tabla2.F" style:family="table-column">
      <style:table-column-properties style:column-width="1.891cm" style:rel-column-width="1072*"/>
    </style:style>
    <style:style style:name="Tabla2.G" style:family="table-column">
      <style:table-column-properties style:column-width="1.893cm" style:rel-column-width="1073*"/>
    </style:style>
    <style:style style:name="Tabla2.1" style:family="table-row">
      <style:table-row-properties style:min-row-height="0.801cm"/>
    </style:style>
    <style:style style:name="Tabla2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6" style:family="table">
      <style:table-properties style:width="18.902cm" style:rel-width="90%" fo:margin-top="0cm" fo:margin-bottom="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963cm" style:rel-column-width="6215*"/>
    </style:style>
    <style:style style:name="Tabla6.B" style:family="table-column">
      <style:table-column-properties style:column-width="2.646cm" style:rel-column-width="1500*"/>
    </style:style>
    <style:style style:name="Tabla6.C" style:family="table-column">
      <style:table-column-properties style:column-width="1.323cm" style:rel-column-width="750*"/>
    </style:style>
    <style:style style:name="Tabla6.E" style:family="table-column">
      <style:table-column-properties style:column-width="2.648cm" style:rel-column-width="1501*"/>
    </style:style>
    <style:style style:name="Tabla6.A1" style:family="table-cell">
      <style:table-cell-properties fo:background-color="transparent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style:vertical-align="middle" fo:background-color="#b2b2b2" fo:padding="0.101cm" fo:border-left="none" fo:border-right="none" fo:border-top="0.5pt solid #000000" fo:border-bottom="0.5pt solid #000000">
        <style:background-image/>
      </style:table-cell-properties>
    </style:style>
    <style:style style:name="Tabla6.C1" style:family="table-cell">
      <style:table-cell-properties style:vertical-align="middle" fo:padding="0.101cm" fo:border-left="none" fo:border-right="none" fo:border-top="0.5pt solid #000000" fo:border-bottom="0.5pt solid #000000"/>
    </style:style>
    <style:style style:name="Tabla6.D1" style:family="table-cell">
      <style:table-cell-properties style:vertical-align="middle" fo:padding="0.101cm" fo:border-left="none" fo:border-right="none" fo:border-top="0.5pt solid #000000" fo:border-bottom="0.5pt solid #000000"/>
    </style:style>
    <style:style style:name="Tabla6.E1" style:family="table-cell">
      <style:table-cell-properties style:vertical-align="middle" fo:background-color="#dddddd" fo:padding="0.101cm" fo:border-left="none" fo:border-right="0.5pt solid #000000" fo:border-top="0.5pt solid #000000" fo:border-bottom="0.5pt solid #000000">
        <style:background-image/>
      </style:table-cell-properties>
    </style:style>
    <style:style style:name="Tabla6.2" style:family="table-row">
      <style:table-row-properties style:min-row-height="0.002cm"/>
    </style:style>
    <style:style style:name="Tabla6.B2" style:family="table-cell">
      <style:table-cell-properties style:vertical-align="middle" fo:background-color="#b2b2b2" fo:padding="0.101cm" fo:border-left="none" fo:border-right="none" fo:border-top="none" fo:border-bottom="0.5pt solid #000000">
        <style:background-image/>
      </style:table-cell-properties>
    </style:style>
    <style:style style:name="Tabla6.C2" style:family="table-cell">
      <style:table-cell-properties style:vertical-align="middle" fo:padding="0.101cm" fo:border-left="none" fo:border-right="none" fo:border-top="none" fo:border-bottom="0.5pt solid #000000"/>
    </style:style>
    <style:style style:name="Tabla6.D2" style:family="table-cell">
      <style:table-cell-properties style:vertical-align="middle" fo:padding="0.101cm" fo:border-left="none" fo:border-right="none" fo:border-top="none" fo:border-bottom="0.5pt solid #000000"/>
    </style:style>
    <style:style style:name="Tabla6.E2" style:family="table-cell">
      <style:table-cell-properties style:vertical-align="middle" fo:background-color="#dddddd" fo:padding="0.101cm" fo:border-left="none" fo:border-right="0.5pt solid #000000" fo:border-top="none" fo:border-bottom="0.5pt solid #000000">
        <style:background-image/>
      </style:table-cell-properties>
    </style:style>
    <style:style style:name="Tabla6.B3" style:family="table-cell">
      <style:table-cell-properties fo:background-color="#b2b2b2" fo:padding="0.101cm" fo:border-left="none" fo:border-right="none" fo:border-top="none" fo:border-bottom="0.5pt solid #000000">
        <style:background-image/>
      </style:table-cell-properties>
    </style:style>
    <style:style style:name="Tabla6.C3" style:family="table-cell">
      <style:table-cell-properties fo:padding="0.101cm" fo:border-left="none" fo:border-right="none" fo:border-top="none" fo:border-bottom="0.5pt solid #000000"/>
    </style:style>
    <style:style style:name="Tabla6.D3" style:family="table-cell">
      <style:table-cell-properties fo:padding="0.101cm" fo:border-left="none" fo:border-right="none" fo:border-top="none" fo:border-bottom="0.5pt solid #000000"/>
    </style:style>
    <style:style style:name="Tabla6.E3" style:family="table-cell">
      <style:table-cell-properties fo:background-color="#dddddd" fo:padding="0.101cm" fo:border-left="none" fo:border-right="0.5pt solid #000000" fo:border-top="none" fo:border-bottom="0.5pt solid #000000">
        <style:background-image/>
      </style:table-cell-properties>
    </style:style>
    <style:style style:name="Tabla6.C4" style:family="table-cell">
      <style:table-cell-properties style:vertical-align="middle" fo:padding="0.101cm" fo:border-left="none" fo:border-right="none" fo:border-top="none" fo:border-bottom="0.5pt solid #000000"/>
    </style:style>
    <style:style style:name="Tabla6.D4" style:family="table-cell">
      <style:table-cell-properties style:vertical-align="middle" fo:padding="0.101cm" fo:border-left="none" fo:border-right="none" fo:border-top="none" fo:border-bottom="0.5pt solid #000000"/>
    </style:style>
    <style:style style:name="Tabla6.E4" style:family="table-cell">
      <style:table-cell-properties style:vertical-align="middle" fo:background-color="transparent" fo:padding="0.101cm" fo:border-left="none" fo:border-right="0.5pt solid #000000" fo:border-top="none" fo:border-bottom="0.5pt solid #000000">
        <style:background-image/>
      </style:table-cell-properties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paragraph-properties fo:line-height="100%"/>
      <style:text-properties style:text-position="0% 100%" style:font-name="Times New Roman" fo:font-size="2pt" style:font-size-asian="1.75pt" style:font-size-complex="2pt"/>
    </style:style>
    <style:style style:name="MP3" style:family="paragraph" style:parent-style-name="Table_20_Contents">
      <loext:graphic-properties draw:fill="none"/>
      <style:paragraph-properties fo:margin-left="0.199cm" fo:margin-right="0cm" fo:margin-top="0cm" fo:margin-bottom="0cm" style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pt" fo:font-weight="bold" officeooo:paragraph-rsid="005f4c1c" style:font-size-asian="8pt" style:font-weight-asian="bold" style:font-name-complex="Myriad Pro" style:font-size-complex="8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loext:opacity="100%" style:font-name="Lucida Sans" fo:font-size="8pt" fo:font-weight="bold" officeooo:rsid="00110b13" officeooo:paragraph-rsid="00540950" style:font-size-asian="8pt" style:font-weight-asian="bold" style:font-name-complex="Lucida Sans" style:font-size-complex="8pt" style:font-weight-complex="bold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officeooo:paragraph-rsid="000c938e" style:font-size-asian="8pt" style:font-name-complex="Lucida Sans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style:font-name="Lucida Sans" fo:font-size="8pt" officeooo:paragraph-rsid="003a4e71" style:font-size-asian="8pt" style:font-size-complex="8pt"/>
    </style:style>
    <style:style style:name="MP9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8bd1c4" style:font-size-asian="8pt" style:font-weight-asian="normal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font-name="Lucida Sans" fo:font-size="8pt" fo:letter-spacing="0.004cm" fo:font-weight="normal" officeooo:paragraph-rsid="012f907f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12f907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Table_20_Contents">
      <style:paragraph-properties fo:margin-top="0cm" fo:margin-bottom="0cm" style:contextual-spacing="false" fo:line-height="100%"/>
      <style:text-properties style:font-name="Lucida Sans" fo:font-size="8pt" style:font-size-asian="8pt" style:font-size-complex="8pt"/>
    </style:style>
    <style:style style:name="MP16" style:family="paragraph" style:parent-style-name="Standard">
      <loext:graphic-properties draw:fill="none"/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0102ab9" style:font-size-asian="8pt" style:font-size-complex="8pt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07cm" fo:font-style="normal" style:text-underline-style="none" fo:font-weight="normal" officeooo:rsid="00123b43" officeooo:paragraph-rsid="00102ab9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000000" loext:opacity="100%" style:text-position="0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1111df6" style:font-size-asian="8pt" style:font-size-complex="8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12cm" fo:font-weight="bold" officeooo:paragraph-rsid="01111df6" style:font-size-asian="1.75pt" style:font-weight-asian="bold" style:font-name-complex="Lucida Sans" style:font-size-complex="2pt" style:font-weight-complex="bold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8pt" officeooo:paragraph-rsid="01111df6" style:font-size-asian="8pt" style:font-size-complex="8pt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06359be" style:font-size-asian="8pt" style:font-size-complex="8pt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style:text-position="0% 100%" fo:font-size="8pt" officeooo:paragraph-rsid="0152b10f" style:font-size-asian="8pt" style:font-size-complex="8pt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2pt" fo:letter-spacing="-0.007cm" fo:font-style="normal" style:text-underline-style="none" fo:font-weight="normal" officeooo:rsid="00123b43" officeooo:paragraph-rsid="0152b10f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0% 100%" style:font-name="Lucida Sans" fo:font-size="8pt" fo:letter-spacing="-0.009cm" officeooo:paragraph-rsid="007b4606" style:font-size-asian="8pt" style:font-name-complex="Lucida Sans" style:font-size-complex="8pt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8pt" style:font-size-asian="8pt" style:font-size-complex="8pt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color="#221f1f" loext:opacity="100%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rsid="00f64dc1" officeooo:paragraph-rsid="00f64dc1" style:font-size-asian="8pt" style:font-size-complex="8pt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/>
      <style:text-properties fo:font-size="8pt" officeooo:paragraph-rsid="00558a64" style:font-size-asian="8pt" style:font-size-complex="8pt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fo:background-color="transparent" style:text-autospace="none"/>
      <style:text-properties fo:font-size="8pt" officeooo:paragraph-rsid="003a4e71" style:font-size-asian="8pt" style:font-size-complex="8pt"/>
    </style:style>
    <style:style style:name="MP32" style:family="paragraph" style:parent-style-name="Table_20_Contents">
      <style:paragraph-properties fo:text-align="center" style:justify-single-word="false"/>
      <style:text-properties fo:color="#221f1f" loext:opacity="100%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/>
      <style:text-properties style:use-window-font-color="true" loext:opacity="0%" style:font-name="Lucida Sans" fo:font-size="8pt" fo:letter-spacing="-0.009cm" fo:font-weight="bold" officeooo:paragraph-rsid="0158402f" style:font-size-asian="8pt" style:font-weight-asian="bold" style:font-name-complex="Lucida Sans" style:font-size-complex="8pt" style:font-weight-complex="bold"/>
    </style:style>
    <style:style style:name="MP35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P36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3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39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07cm" fo:font-style="normal" fo:font-weight="bold" officeooo:rsid="001c3d3e" officeooo:paragraph-rsid="001c3d3e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8pt" style:font-size-asian="8pt" style:font-size-complex="8pt"/>
    </style:style>
    <style:style style:name="MP41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fo:font-weight="bold" officeooo:rsid="001d70c8" officeooo:paragraph-rsid="001d70c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loext:opacity="100%" style:font-name="Lucida Sans" fo:font-size="8pt" fo:letter-spacing="-0.007cm" fo:font-style="normal" fo:font-weight="bold" officeooo:rsid="001d70c8" officeooo:paragraph-rsid="001d70c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3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6pt" fo:letter-spacing="-0.007cm" fo:font-weight="normal" officeooo:rsid="00569c10" officeooo:paragraph-rsid="00569c10" style:font-size-asian="6pt" style:font-weight-asian="normal" style:font-name-complex="Lucida Sans" style:font-size-complex="6pt" style:font-weight-complex="normal"/>
    </style:style>
    <style:style style:name="MP44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5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6pt" fo:letter-spacing="-0.016cm" fo:font-weight="normal" officeooo:rsid="00569c10" style:font-size-asian="6pt" style:font-weight-asian="normal" style:font-name-complex="Lucida Sans" style:font-size-complex="6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0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8pt" fo:letter-spacing="-0.016cm" fo:font-weight="normal" officeooo:paragraph-rsid="00569c10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6pt" fo:letter-spacing="-0.007cm" fo:font-weight="normal" officeooo:rsid="00569c10" officeooo:paragraph-rsid="00569c10" style:font-size-asian="6pt" style:font-weight-asian="normal" style:font-name-complex="Lucida Sans" style:font-size-complex="6pt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0% 100%" style:font-name="Lucida Sans" fo:font-size="6pt" fo:letter-spacing="-0.016cm" fo:font-weight="normal" officeooo:rsid="00569c10" officeooo:paragraph-rsid="00569c10" style:font-size-asian="6pt" style:font-weight-asian="normal" style:font-name-complex="Lucida Sans" style:font-size-complex="6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T1" style:family="text">
      <style:text-properties officeooo:rsid="002568f2"/>
    </style:style>
    <style:style style:name="MT2" style:family="text">
      <style:text-properties fo:font-size="20pt" officeooo:rsid="003a44d5" style:font-size-asian="20pt" style:font-size-complex="20pt"/>
    </style:style>
    <style:style style:name="MT3" style:family="text">
      <style:text-properties fo:font-size="16pt" officeooo:rsid="00aaeae6" style:font-size-asian="16pt" style:font-size-complex="16pt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loext:opacity="100%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loext:opacity="100%" style:font-name-complex="Lucida Sans"/>
    </style:style>
    <style:style style:name="MT7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tyle="normal" style:font-style-asian="normal" style:font-style-complex="normal"/>
    </style:style>
    <style:style style:name="MT12" style:family="text">
      <style:text-properties fo:color="#000000" loext:opacity="100%" fo:letter-spacing="0.004cm" fo:font-style="normal" style:font-style-asian="normal" style:font-style-complex="normal"/>
    </style:style>
    <style:style style:name="MT13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MT14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MT15" style:family="text">
      <style:text-properties fo:color="#000000" loext:opacity="100%" fo:letter-spacing="-0.007cm" fo:font-style="normal" style:font-style-asian="normal" style:font-style-complex="normal"/>
    </style:style>
    <style:style style:name="MT16" style:family="text">
      <style:text-properties fo:color="#221f1f" loext:opacity="100%" style:font-name="Lucida Sans" fo:letter-spacing="-0.007cm" fo:font-style="normal" officeooo:rsid="00123b43" style:font-style-asian="normal" style:font-name-complex="Lucida Sans" style:font-style-complex="normal"/>
    </style:style>
    <style:style style:name="MT17" style:family="text">
      <style:text-properties fo:color="#221f1f" loext:opacity="100%" style:font-name="Lucida Sans" style:font-name-complex="Lucida Sans"/>
    </style:style>
    <style:style style:name="MT18" style:family="text">
      <style:text-properties fo:color="#221f1f" loext:opacity="100%" style:font-name="Lucida Sans" fo:letter-spacing="-0.012cm" style:font-name-complex="Lucida Sans"/>
    </style:style>
    <style:style style:name="MT19" style:family="text">
      <style:text-properties fo:color="#221f1f" loext:opacity="100%" style:font-name="Lucida Sans" fo:letter-spacing="-0.012cm" fo:font-weight="bold" style:font-weight-asian="bold" style:font-name-complex="Lucida Sans" style:font-weight-complex="bold"/>
    </style:style>
    <style:style style:name="MT20" style:family="text">
      <style:text-properties fo:color="#221f1f" loext:opacity="100%" fo:letter-spacing="-0.007cm" fo:font-weight="normal" officeooo:rsid="00123b43" style:font-weight-asian="normal" style:font-weight-complex="normal"/>
    </style:style>
    <style:style style:name="MT21" style:family="text">
      <style:text-properties fo:color="#221f1f" loext:opacity="100%" fo:font-weight="normal" style:font-weight-asian="normal" style:font-weight-complex="normal"/>
    </style:style>
    <style:style style:name="MT22" style:family="text">
      <style:text-properties fo:color="#221f1f" loext:opacity="100%"/>
    </style:style>
    <style:style style:name="MT23" style:family="text">
      <style:text-properties fo:color="#221f1f" loext:opacity="100%" style:text-position="0% 100%" style:font-name="Lucida Sans" fo:letter-spacing="-0.007cm" fo:font-style="normal" officeooo:rsid="0015e59f" style:font-style-asian="normal" style:font-name-complex="Lucida Sans" style:font-style-complex="normal"/>
    </style:style>
    <style:style style:name="MT24" style:family="text">
      <style:text-properties fo:color="#221f1f" loext:opacity="100%" style:text-position="0% 100%" style:font-name="Lucida Sans" style:font-name-complex="Lucida Sans"/>
    </style:style>
    <style:style style:name="MT25" style:family="text">
      <style:text-properties fo:color="#221f1f" loext:opacity="100%" style:text-position="0% 100%" style:font-name="Lucida Sans" fo:letter-spacing="-0.012cm" fo:font-weight="bold" style:font-weight-asian="bold" style:font-name-complex="Lucida Sans" style:font-weight-complex="bold"/>
    </style:style>
    <style:style style:name="MT26" style:family="text">
      <style:text-properties fo:color="#221f1f" loext:opacity="100%" style:text-position="0% 100%" style:font-name="Lucida Sans" fo:letter-spacing="-0.012cm" style:font-name-complex="Lucida Sans"/>
    </style:style>
    <style:style style:name="MT27" style:family="text">
      <style:text-properties fo:color="#221f1f" loext:opacity="100%" style:font-name="Lucida Sans" fo:letter-spacing="-0.012cm" fo:font-style="normal" fo:font-weight="bold" officeooo:rsid="0054a7d8" style:font-style-asian="normal" style:font-weight-asian="bold" style:font-name-complex="Lucida Sans" style:font-style-complex="normal" style:font-weight-complex="bold"/>
    </style:style>
    <style:style style:name="MT28" style:family="text">
      <style:text-properties fo:color="#221f1f" loext:opacity="100%" style:font-name="Lucida Sans" fo:letter-spacing="-0.012cm" fo:font-style="normal" fo:font-weight="normal" officeooo:rsid="0054a7d8" style:font-style-asian="normal" style:font-weight-asian="normal" style:font-name-complex="Lucida Sans" style:font-style-complex="normal" style:font-weight-complex="normal"/>
    </style:style>
    <style:style style:name="MT29" style:family="text">
      <style:text-properties fo:color="#221f1f" loext:opacity="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30" style:family="text">
      <style:text-properties fo:color="#221f1f" loext:opacity="100%" style:font-name="Lucida Sans" fo:letter-spacing="-0.007cm" fo:font-style="normal" officeooo:rsid="00161b0b" style:font-style-asian="normal" style:font-name-complex="Lucida Sans" style:font-style-complex="normal"/>
    </style:style>
    <style:style style:name="MT31" style:family="text">
      <style:text-properties fo:letter-spacing="-0.007cm" fo:font-style="normal" fo:font-weight="normal" officeooo:rsid="00161b0b" style:font-style-asian="normal" style:font-weight-asian="normal" style:font-style-complex="normal" style:font-weight-complex="normal"/>
    </style:style>
    <style:style style:name="MT32" style:family="text">
      <style:text-properties fo:letter-spacing="-0.012cm" fo:font-weight="normal" style:font-weight-asian="normal" style:font-weight-complex="normal"/>
    </style:style>
    <style:style style:name="MT33" style:family="text">
      <style:text-properties fo:letter-spacing="-0.012cm" fo:font-weight="bold" style:font-weight-asian="bold" style:font-weight-complex="bold"/>
    </style:style>
    <style:style style:name="MT34" style:family="text">
      <style:text-properties fo:color="#221f1f" loext:opacity="100%" style:font-name="Lucida Sans" fo:letter-spacing="-0.007cm" fo:font-style="normal" fo:font-weight="normal" officeooo:rsid="00170d31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loext:opacity="100%" style:font-name="Lucida Sans" fo:font-weight="normal" style:font-weight-asian="normal" style:font-name-complex="Lucida Sans" style:font-weight-complex="normal"/>
    </style:style>
    <style:style style:name="MT36" style:family="text">
      <style:text-properties fo:color="#221f1f" loext:opacity="100%" style:font-name="Lucida Sans" fo:letter-spacing="-0.014cm" fo:font-weight="bold" style:font-weight-asian="bold" style:font-name-complex="Lucida Sans" style:font-weight-complex="bold"/>
    </style:style>
    <style:style style:name="MT37" style:family="text">
      <style:text-properties fo:color="#221f1f" loext:opacity="100%" style:text-position="-5% 100%" style:font-name="Lucida Sans" fo:letter-spacing="-0.007cm" fo:font-weight="bold" style:font-weight-asian="bold" style:font-name-complex="Lucida Sans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style="normal" officeooo:rsid="003a4e71" style:font-style-asian="normal" style:font-style-complex="normal"/>
    </style:style>
    <style:style style:name="MT43" style:family="text">
      <style:text-properties fo:letter-spacing="-0.012cm"/>
    </style:style>
    <style:style style:name="MT44" style:family="text">
      <style:text-properties fo:letter-spacing="-0.004cm" fo:font-weight="bold" style:font-weight-asian="bold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000000" loext:opacity="100%" style:text-position="-5% 100%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MT47" style:family="text">
      <style:text-properties fo:color="#000000" loext:opacity="100%" style:text-position="-5% 100%" style:font-name="Lucida Sans" fo:letter-spacing="0.004cm" fo:font-style="normal" fo:font-weight="normal" officeooo:rsid="00f8b5e8" style:font-style-asian="normal" style:font-weight-asian="normal" style:font-name-complex="Lucida Sans" style:font-style-complex="normal" style:font-weight-complex="normal"/>
    </style:style>
    <style:style style:name="MT48" style:family="text">
      <style:text-properties fo:color="#000000" loext:opacity="100%" style:text-position="-5% 100%" style:font-name="Lucida Sans" fo:letter-spacing="0.004cm" fo:font-style="normal" fo:font-weight="bold" officeooo:rsid="00f8b5e8" style:font-style-asian="normal" style:font-weight-asian="bold" style:font-name-complex="Lucida Sans" style:font-style-complex="normal" style:font-weight-complex="bold"/>
    </style:style>
    <style:style style:name="MT49" style:family="text">
      <style:text-properties fo:color="#221f1f" loext:opacity="100%" style:text-position="-5% 100%" style:font-name="Lucida Sans" fo:letter-spacing="-0.007cm" fo:font-style="normal" fo:font-weight="normal" officeooo:rsid="00170d31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loext:opacity="100%" style:text-position="-5% 100%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loext:opacity="100%" style:text-position="-5% 100%" style:font-name="Lucida Sans" fo:letter-spacing="-0.018cm" fo:font-style="normal" fo:font-weight="bold" style:font-style-asian="normal" style:font-weight-asian="bold" style:font-name-complex="Lucida Sans" style:font-style-complex="normal" style:font-weight-complex="bold"/>
    </style:style>
    <style:style style:name="MT52" style:family="text">
      <style:text-properties fo:color="#221f1f" loext:opacity="100%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MT53" style:family="text">
      <style:text-properties fo:color="#000000" loext:opacity="100%" style:text-position="-5% 100%" style:font-name="Lucida Sans" fo:letter-spacing="0.004cm" fo:font-style="normal" fo:font-weight="bold" style:font-style-asian="normal" style:font-weight-asian="bold" style:font-name-complex="Lucida Sans" style:font-style-complex="normal" style:font-weight-complex="bold"/>
    </style:style>
    <style:style style:name="MT54" style:family="text">
      <style:text-properties fo:color="#221f1f" loext:opacity="100%" style:text-position="-5% 100%" style:font-name="Lucida Sans" fo:letter-spacing="-0.028cm" fo:font-style="normal" fo:font-weight="normal" style:font-style-asian="normal" style:font-weight-asian="normal" style:font-name-complex="Lucida Sans" style:font-style-complex="normal" style:font-weight-complex="normal"/>
    </style:style>
    <style:style style:name="MT55" style:family="text">
      <style:text-properties fo:color="#221f1f" loext:opacity="100%" style:text-position="-5% 100%" style:font-name="Lucida Sans" fo:letter-spacing="-0.028cm" fo:font-style="normal" fo:font-weight="bold" style:font-style-asian="normal" style:font-weight-asian="bold" style:font-name-complex="Lucida Sans" style:font-style-complex="normal" style:font-weight-complex="bold"/>
    </style:style>
    <style:style style:name="MT56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7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MT58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9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MT60" style:family="text">
      <style:text-properties fo:color="#221f1f" loext:opacity="100%" style:text-position="0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T62" style:family="text">
      <style:text-properties fo:letter-spacing="-0.009cm"/>
    </style:style>
    <style:style style:name="MT63" style:family="text">
      <style:text-properties fo:letter-spacing="-0.016cm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A"/>
          <table:table-row table:style-name="Tabla5.1">
            <table:table-cell table:style-name="Tabla5.A1" office:value-type="string">
              <text:p text:style-name="MP3"><draw:frame draw:style-name="Mfr1" draw:name="image: asimage(logo_report,size_x=240,size_y=70,hold_ratio=True)" text:anchor-type="paragraph" svg:x="0.199cm" svg:y="0cm" draw:z-index="0"><draw:text-box fo:min-height="1.7cm" fo:min-width="5.5cm"><text:p text:style-name="Frame_20_contents">Imagen</text:p></draw:text-box></draw:frame><text:text-input text:description="&lt;setLang(o.partner_id.lang or &quot;en_US&quot;)&gt;">IDIOMA</text:text-input></text:p>
            </table:table-cell>
            <table:table-cell table:style-name="Tabla5.B1" table:number-rows-spanned="2" office:value-type="string">
              <text:p text:style-name="MP4"><text:span text:style-name="MT1"><text:text-input text:description="&lt;if test=&quot;print_letter&quot;&gt;">if</text:text-input></text:span><text:span text:style-name="MT2"><text:text-input text:description="&lt;force_letter or 'X'&gt;">C</text:text-input></text:span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C3" table:number-rows-spanned="3" office:value-type="string">
              <text:p text:style-name="MP6"><text:text-input text:description="&lt;if test=&quot;print_title&quot;&gt;">if</text:text-input><text:span text:style-name="MT3"><text:text-input text:description="&lt;o._context.get('proforma', False) and 'PROFORMA' or o.state in ['sale','done'] and progress_title or draft_title&gt;">Presupuesto</text:text-input></text:span><text:text-input text:description="&lt;/if&gt;">/i</text:text-input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<text:span text:style-name="MT4"><text:text-input text:description="&lt;/if&gt;">end if</text:text-input></text:span><text:span text:style-name="MT4"><text:s/></text:span></text:p>
              <text:p text:style-name="MP8"><text:span text:style-name="MT5">Fecha</text:span><text:span text:style-name="MT6">: </text:span><text:span text:style-name="MT6"><text:text-input text:description="&lt;if test=&quot;o.date_order&quot;&gt;">If</text:text-input></text:span><text:span text:style-name="MT6"><text:text-input text:description="&lt;formatLang(o.date_order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eLine2438524688080">
            <table:table-cell table:style-name="Tabla5.A2" table:number-rows-spanned="3" office:value-type="string"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<text:s/>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<text:s/>- </text:span><text:span text:style-name="MT10"><text:placeholder text:placeholder-type="text">&lt;company.partner_id.state_id.name&gt;</text:placeholder></text:span><text:span text:style-name="MT10"><text:s/>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0"><text:placeholder text:placeholder-type="text">&lt;company.partner_id.email&gt;</text:placeholder><text:s/>- <text:placeholder text:placeholder-type="text">&lt;company.website&gt;</text:placeholder></text:p>
              <text:p text:style-name="MP13"><text:span text:style-name="MT11">I.V.A.: </text:span><text:span text:style-name="MT10"><text:placeholder text:placeholder-type="text">&lt;company.partner_id.afip_responsability_type_id.name&gt;</text:placeholder></text:span></text:p>
              <text:p text:style-name="MP14"><text:placeholder text:placeholder-type="text">&lt;/if&gt;</text:placeholder></text:p>
            </table:table-cell>
            <table:covered-table-cell/>
            <table:covered-table-cell/>
          </table:table-row>
          <table:table-row table:style-name="TableLine2438524691072">
            <table:covered-table-cell/>
            <table:table-cell table:style-name="Tabla5.A2" table:number-rows-spanned="2" office:value-type="string">
              <text:p text:style-name="MP15"/>
            </table:table-cell>
            <table:covered-table-cell/>
          </table:table-row>
          <table:table-row table:style-name="TableLine2438524685904">
            <table:covered-table-cell/>
            <table:covered-table-cell/>
            <table:table-cell table:style-name="Tabla5.A2" office:value-type="string">
              <text:p text:style-name="MP16"><text:span text:style-name="MT12"><text:text-input text:description="&lt;if test=&quot;print_header&quot;&gt;">IF2</text:text-input></text:span><text:span text:style-name="MT13">CUIT</text:span>: <text:text-input text:description="&lt;company.partner_id.commercial_partner_id.cuit&gt;">20-31393297-9</text:text-input><text:span text:style-name="MT12"><text:text-input text:description="&lt;/if&gt;">&lt;/if&gt;</text:text-input></text:span></text:p>
              <text:p text:style-name="MP16"><text:span text:style-name="MT12"><text:text-input text:description="&lt;if test=&quot;print_header&quot;&gt;">IF2</text:text-input></text:span><text:span text:style-name="MT13">Ing. Brutos</text:span>: <text:text-input text:description="&lt;company.partner_id.gross_income_number&gt;">EXENTO</text:text-input><text:span text:style-name="MT12"><text:text-input text:description="&lt;/if&gt;">&lt;/if&gt;</text:text-input></text:span></text:p>
              <text:p text:style-name="MP9"><text:span text:style-name="MT12"><text:text-input text:description="&lt;if test=&quot;print_header&quot;&gt;">IF2</text:text-input></text:span><text:span text:style-name="MT14">Inicio de actividades</text:span><text:span text:style-name="MT15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eLine2438524688352">
            <table:table-cell table:style-name="Tabla7.A1" office:value-type="string">
              <text:p text:style-name="MP17"><text:span text:style-name="MT16">Cliente</text:span><text:span text:style-name="MT17">:</text:span><text:span text:style-name="MT18"> </text:span><text:span text:style-name="MT19"><text:placeholder text:placeholder-type="text">&lt;o.partner_id.commercial_partner_id.name&gt;</text:placeholder></text:span></text:p>
              <text:p text:style-name="MP18"/>
              <text:p text:style-name="MP19"><text:span text:style-name="MT20">Dirección</text:span><text:span text:style-name="MT21">: </text:span><text:span text:style-name="MT22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0"><text:span text:style-name="MT23">Teléfono</text:span><text:span text:style-name="MT24">: </text:span><text:span text:style-name="MT25"><text:placeholder text:placeholder-type="text">&lt;o.partner_id.commercial_partner_id.phone&gt;</text:placeholder></text:span><text:span text:style-name="MT25"><text:s/>- </text:span><text:span text:style-name="MT25"><text:placeholder text:placeholder-type="text">&lt;o.partner_id.mobile&gt;</text:placeholder></text:span></text:p>
              <text:p text:style-name="MP21"/>
              <text:p text:style-name="MP22"><text:span text:style-name="MT23">Mail</text:span><text:span text:style-name="MT24">:</text:span><text:span text:style-name="MT26"> </text:span><text:span text:style-name="MT25"><text:placeholder text:placeholder-type="text">&lt;o.partner_id.commercial_partner_id.email&gt;</text:placeholder></text:span><text:span text:style-name="MT25"><text:s/>- </text:span><text:span text:style-name="MT25"><text:placeholder text:placeholder-type="text">&lt;o.partner_id.email&gt;</text:placeholder></text:span></text:p>
              <text:p text:style-name="MP21"/>
              <text:p text:style-name="MP23"><text:span text:style-name="MT27"><text:placeholder text:placeholder-type="text">&lt;if test="o.partner_id.parent_id"&gt;</text:placeholder></text:span><text:span text:style-name="MT28">Enviar a</text:span><text:span text:style-name="MT19">: </text:span><text:span text:style-name="MT19"><text:placeholder text:placeholder-type="text">&lt;o.partner_id.name&gt;</text:placeholder></text:span><text:span text:style-name="MT19"><text:s/>- </text:span><text:span text:style-name="MT29"><text:placeholder text:placeholder-type="text">&lt;partner_address(o.partner_id)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4"><text:span text:style-name="MT30">Cond IVA</text:span><text:span text:style-name="MT17">:</text:span><text:span text:style-name="MT18"> </text:span><text:span text:style-name="MT19"><text:placeholder text:placeholder-type="text">&lt;o.partner_id.commercial_partner_id.afip_responsability_type_id.name&gt;</text:placeholder></text:span></text:p>
              <text:p text:style-name="MP25"/>
              <text:p text:style-name="MP26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 table:number-columns-repeated="2"/>
          <table:table-row table:style-name="TableLine2438524698144">
            <table:table-cell table:style-name="Tabla1.A1" office:value-type="string">
              <text:p text:style-name="MP27"><text:span text:style-name="MT34">Cond. Venta</text:span><text:span text:style-name="MT35">:</text:span><text:span text:style-name="MT36"> </text:span><text:span text:style-name="MT37"><text:text-input text:description="&lt;o.payment_term_id.name&gt;">30/60/90 días fin de mes</text:text-input></text:span></text:p>
              <text:p text:style-name="MP28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validity_date,date=True)&gt;">fecha</text:text-input></text:span><text:span text:style-name="MT41"><text:s/></text:span><text:span text:style-name="MT33"><text:placeholder text:placeholder-type="text">&lt;/if&gt;</text:placeholder></text:span></text:p>
              <text:p text:style-name="MP28"><text:span text:style-name="MT42">Referencia</text:span><text:span text:style-name="MT43">:</text:span><text:span text:style-name="MT44"> </text:span><text:span text:style-name="MT45"><text:text-input text:description="&lt;o.client_order_ref&gt;">referencia del cliente</text:text-input></text:span></text:p>
            </table:table-cell>
            <table:table-cell table:style-name="Tabla1.B1" office:value-type="string">
              <text:p text:style-name="MP29"><text:span text:style-name="MT46">Importe</text:span><text:span text:style-name="MT47">s expresados en </text:span><text:span text:style-name="MT48"><text:text-input text:description="&lt;o.currency_id.name or o.company_id.currency_id.name&gt;">rate</text:text-input></text:span></text:p>
              <text:p text:style-name="MP30"><text:span text:style-name="MT46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user_id.name&gt;">Roberto Ramirez</text:text-input></text:span><text:span text:style-name="MT53"><text:text-input text:description="&lt;/if&gt;">&lt;/if&gt;</text:text-input></text:span></text:p>
              <text:p text:style-name="MP31"><text:span text:style-name="MT49">Doc. Origen</text:span><text:span text:style-name="MT54">:</text:span><text:span text:style-name="MT55"> </text:span><text:span text:style-name="MT52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B"/>
          <table:table-column table:style-name="Tabla2.C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2">Descripción</text:p>
            </table:table-cell>
            <table:table-cell table:style-name="Tabla2.A1" office:value-type="string">
              <text:p text:style-name="MP33"><text:span text:style-name="MT56"><text:text-input text:description="&lt;if test=&quot;o.vat_discriminated&quot;&gt;">If vat discriminated</text:text-input></text:span>%<text:span text:style-name="MT57">I.V.A.</text:span><text:span text:style-name="MT58"><text:text-input text:description="&lt;/if&gt;">Ennd if</text:text-input></text:span></text:p>
            </table:table-cell>
            <table:table-cell table:style-name="Tabla2.A1" office:value-type="string">
              <text:p text:style-name="MP32">P. Lista</text:p>
            </table:table-cell>
            <table:table-cell table:style-name="Tabla2.A1" office:value-type="string">
              <text:p text:style-name="MP33">%<text:span text:style-name="MT57">Bon.</text:span></text:p>
            </table:table-cell>
            <table:table-cell table:style-name="Tabla2.A1" office:value-type="string">
              <text:p text:style-name="MP32">P. Neto</text:p>
            </table:table-cell>
            <table:table-cell table:style-name="Tabla2.A1" office:value-type="string">
              <text:p text:style-name="MP32">Cantidad</text:p>
            </table:table-cell>
            <table:table-cell table:style-name="Tabla2.A1" office:value-type="string">
              <text:p text:style-name="MP32">Total</text:p>
            </table:table-cell>
          </table:table-row>
        </table:table>
        <text:p text:style-name="MP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 table:number-columns-repeated="2"/>
          <table:table-column table:style-name="Tabla6.E"/>
          <table:table-row table:style-name="TableLine2438524688624">
            <table:table-cell table:style-name="Tabla6.A1" table:number-rows-spanned="4" office:value-type="string">
              <text:p text:style-name="MP34"><text:span text:style-name="MT59">OBSERVACIONES</text:span>: <text:span text:style-name="MT60"><text:placeholder text:placeholder-type="text">&lt;o.note&gt;</text:placeholder></text:span></text:p>
            </table:table-cell>
            <table:table-cell table:style-name="Tabla6.B1" office:value-type="string">
              <text:p text:style-name="MP35"><text:span text:style-name="MT61">SUB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C1" office:value-type="string">
              <text:p text:style-name="MP36"/>
            </table:table-cell>
            <table:table-cell table:style-name="Tabla6.D1" office:value-type="string">
              <text:p text:style-name="MP37"/>
            </table:table-cell>
            <table:table-cell table:style-name="Tabla6.E1" office:value-type="string">
              <text:p text:style-name="MP38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39">IMPUESTOS</text:p>
            </table:table-cell>
            <table:table-cell table:style-name="Tabla6.C2" office:value-type="string">
              <text:p text:style-name="MP40"/>
            </table:table-cell>
            <table:table-cell table:style-name="Tabla6.D2" office:value-type="string">
              <text:p text:style-name="MP41"/>
            </table:table-cell>
            <table:table-cell table:style-name="Tabla6.E2" office:value-type="string">
              <text:p text:style-name="MP42">Importe</text:p>
            </table:table-cell>
          </table:table-row>
          <table:table-row table:style-name="Tabla6.2">
            <table:covered-table-cell/>
            <table:table-cell table:style-name="Tabla6.B3" office:value-type="string">
              <text:p text:style-name="MP43"><text:text-input text:description="&lt;if test=&quot;o.vat_discriminated&quot;&gt;">If vat discriminated</text:text-input></text:p>
              <text:p text:style-name="MP44">Impuestos</text:p>
              <text:p text:style-name="MP45"><text:text-input text:description="&lt;/if&gt;">End if</text:text-input></text:p>
            </table:table-cell>
            <table:table-cell table:style-name="Tabla6.C3" office:value-type="string">
              <text:p text:style-name="MP46"/>
            </table:table-cell>
            <table:table-cell table:style-name="Tabla6.D3" office:value-type="string">
              <text:p text:style-name="MP47"/>
            </table:table-cell>
            <table:table-cell table:style-name="Tabla6.E3" office:value-type="string">
              <text:p text:style-name="MP48"><text:text-input text:description="&lt;if test=&quot;o.vat_discriminated&quot;&gt;">If vat discriminated</text:text-input></text:p>
              <text:p text:style-name="MP49"><text:text-input text:description="&lt;formatLang(o.report_amount_tax)&gt;">99.999,99</text:text-input></text:p>
              <text:p text:style-name="MP50"><text:text-input text:description="&lt;/if&gt;">End if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35"><text:span text:style-name="MT61">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C4" office:value-type="string">
              <text:p text:style-name="MP36"/>
            </table:table-cell>
            <table:table-cell table:style-name="Tabla6.D4" office:value-type="string">
              <text:p text:style-name="MP51"/>
            </table:table-cell>
            <table:table-cell table:style-name="Tabla6.E4" office:value-type="string">
              <text:p text:style-name="MP38"><text:text-input text:description="&lt;formatLang(o.amount_total)&gt;">99.999,99</text:text-inpu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0-11-20T17:12:59.800000000</dc:date>
    <meta:editing-duration>P2DT10H10M53S</meta:editing-duration>
    <meta:editing-cycles>571</meta:editing-cycles>
    <meta:generator>LibreOffice/7.0.3.1$Windows_X86_64 LibreOffice_project/d7547858d014d4cf69878db179d326fc3483e082</meta:generator>
    <meta:document-statistic meta:table-count="6" meta:image-count="0" meta:object-count="0" meta:page-count="1" meta:paragraph-count="74" meta:word-count="329" meta:character-count="1935" meta:non-whitespace-character-count="1835"/>
  </office:meta>
</office:document-meta>
</file>